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4418" officeooo:paragraph-rsid="00094418"/>
    </style:style>
    <style:style style:name="P2" style:family="paragraph" style:parent-style-name="Standard">
      <style:text-properties officeooo:rsid="00095b8e" officeooo:paragraph-rsid="00095b8e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(<text:span text:style-name="T3">Id</text:span><text:span text:style-name="T4">, nome, cognome, ddnascita)</text:span></text:p>
      <text:p text:style-name="P1"><text:span text:style-name="T4"/></text:p>
      <text:p text:style-name="P1"><text:span text:style-name="T4">Museo (</text:span><text:span text:style-name="T3">Codice</text:span><text:span text:style-name="T4">, nome, orarioApertura, orarioChiusura, via, CAP, provincia, numeroVisite)</text:span></text:p>
      <text:p text:style-name="P1"><text:span text:style-name="T4"/></text:p>
      <text:p text:style-name="P1"><text:span text:style-name="T4">Visita (</text:span><text:span text:style-name="T1">Cliente</text:span><text:span text:style-name="T3">, </text:span><text:span text:style-name="T1">Museo</text:span><text:span text:style-name="T3">, dataOraIngresso, dataOraUscita</text:span><text:span text:style-name="T4">)</text:span></text:p>
      <text:p text:style-name="P1"><text:span text:style-name="T4"/></text:p>
      <text:p text:style-name="P1"><text:span text:style-name="T4">Artista (</text:span><text:span text:style-name="T3">id</text:span><text:span text:style-name="T4">, nome, ddnascita, nazionalità, ddmorte*)</text:span></text:p>
      <text:p text:style-name="P1"><text:span text:style-name="T4"/></text:p>
      <text:p text:style-name="P1"><text:span text:style-name="T4">Dipinto (</text:span><text:span text:style-name="T3">nome, numero</text:span><text:span text:style-name="T4">, altezza, larghezza, profondità, quotazione, genere, dataCreazione, tecnica, </text:span><text:span text:style-name="T2">Artista</text:span><text:span text:style-name="T4">)</text:span></text:p>
      <text:p text:style-name="P1"><text:span text:style-name="T4"/></text:p>
      <text:p text:style-name="P1"><text:span text:style-name="T4">Scultura (</text:span><text:span text:style-name="T3">nome, numero</text:span><text:span text:style-name="T4">, altezza, larghezza, profondità, quotazione, genere, dataCreazione, peso, </text:span><text:span text:style-name="T2">Artista</text:span><text:span text:style-name="T4">)</text:span></text:p>
      <text:p text:style-name="P1"><text:span text:style-name="T4"/></text:p>
      <text:p text:style-name="P1"><text:span text:style-name="T4">Altro (</text:span><text:span text:style-name="T3">nome, numero</text:span><text:span text:style-name="T4">, altezza, larghezza, profondità, quotazione, genere, dataCreazione, descrizione, </text:span><text:span text:style-name="T2">Artista</text:span><text:span text:style-name="T4">)</text:span></text:p>
      <text:p text:style-name="P1"><text:span text:style-name="T4"/></text:p>
      <text:p text:style-name="P1"><text:span text:style-name="T4">Mostra (</text:span><text:span text:style-name="T1">Museo, Opera</text:span><text:span text:style-name="T3">, dataOraInizio, dataOraFine</text:span><text:span text:style-name="T4">)</text:span></text:p>
      <text:p text:style-name="P1"><text:span text:style-name="T4"/></text:p>
      <text:p text:style-name="P1"><text:span text:style-name="T4">Materiale (</text:span><text:span text:style-name="T3">idMateriale</text:span><text:span text:style-name="T4">, nome)</text:span></text:p>
      <text:p text:style-name="P1"><text:span text:style-name="T4"/></text:p>
      <text:p text:style-name="P1"><text:span text:style-name="T4">Comporre (</text:span><text:span text:style-name="T1">Scultura, Materiale</text:span><text:span text:style-name="T4">)</text:span></text:p>
      <text:p text:style-name="P1"><text:span text:style-name="T4"/></text:p>
      <text:p text:style-name="P2"><text:span text:style-name="T4">La chiave esterna </text:span><text:span text:style-name="T2">Opera</text:span><text:span text:style-name="T4"> si riferisce alla chiave primaria “</text:span><text:span text:style-name="T3">nome, cognome</text:span><text:span text:style-name="T4">” delle tabelle dipinto, scultura e altro, in base alla tipologia di opera che sarà presente all’interno della mostr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0:08:37.582345018</meta:creation-date>
    <dc:date>2022-02-10T10:21:59.555877681</dc:date>
    <meta:editing-duration>PT2M11S</meta:editing-duration>
    <meta:editing-cycles>1</meta:editing-cycles>
    <meta:document-statistic meta:table-count="0" meta:image-count="0" meta:object-count="0" meta:page-count="1" meta:paragraph-count="11" meta:word-count="98" meta:character-count="852" meta:non-whitespace-character-count="764"/>
    <meta:generator>LibreOffice/7.2.5.2.0$Linux_X86_64 LibreOffice_project/20$Build-2</meta:generator>
  </office:meta>
</office:document-meta>
</file>